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cf4d" officeooo:paragraph-rsid="0018cf4d"/>
    </style:style>
    <style:style style:name="P2" style:family="paragraph" style:parent-style-name="Standard" style:list-style-name="L1">
      <style:text-properties officeooo:rsid="0018cf4d" officeooo:paragraph-rsid="0018cf4d"/>
    </style:style>
    <style:style style:name="P3" style:family="paragraph" style:parent-style-name="Standard">
      <style:text-properties officeooo:rsid="001dba4d" officeooo:paragraph-rsid="001dba4d"/>
    </style:style>
    <style:style style:name="P4" style:family="paragraph" style:parent-style-name="Standard" style:list-style-name="L2">
      <style:text-properties officeooo:rsid="001dba4d" officeooo:paragraph-rsid="001dba4d"/>
    </style:style>
    <style:style style:name="P5" style:family="paragraph" style:parent-style-name="Standard" style:list-style-name="L2">
      <style:text-properties officeooo:rsid="001dba4d" officeooo:paragraph-rsid="001f7111"/>
    </style:style>
    <style:style style:name="P6" style:family="paragraph" style:parent-style-name="Standard">
      <style:text-properties officeooo:rsid="001f7111" officeooo:paragraph-rsid="001f7111"/>
    </style:style>
    <style:style style:name="P7" style:family="paragraph" style:parent-style-name="Standard" style:list-style-name="L3">
      <style:text-properties officeooo:rsid="001f7111" officeooo:paragraph-rsid="001f7111"/>
    </style:style>
    <style:style style:name="T1" style:family="text">
      <style:text-properties officeooo:rsid="001a776a"/>
    </style:style>
    <style:style style:name="T2" style:family="text">
      <style:text-properties officeooo:rsid="001c5a7d"/>
    </style:style>
    <style:style style:name="T3" style:family="text">
      <style:text-properties officeooo:rsid="001f711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º Crie em Java o seguinte problema:</text:p>
      <text:p text:style-name="P1"/>
      <text:list xml:id="list3872413002" text:style-name="L1">
        <text:list-item>
          <text:p text:style-name="P2">Eu teria um animal racional e um animal inrracional </text:p>
        </text:list-item>
        <text:list-item>
          <text:p text:style-name="P2">Humano <text:span text:style-name="T1">é</text:span> um animal racional e irracional </text:p>
        </text:list-item>
        <text:list-item>
          <text:p text:style-name="P2">C<text:span text:style-name="T1">achorro</text:span> <text:span text:style-name="T1">é</text:span> um animal irracional </text:p>
        </text:list-item>
        <text:list-item>
          <text:p text:style-name="P2">Todo animal (racional e irracional) falaria </text:p>
        </text:list-item>
        <text:list-item>
          <text:p text:style-name="P2">Mas somente um animal racional iria pensar </text:p>
        </text:list-item>
        <text:list-item>
          <text:p text:style-name="P2">Humano <text:span text:style-name="T2">tem</text:span> nome, idade, cpf <text:s/></text:p>
        </text:list-item>
        <text:list-item>
          <text:p text:style-name="P2">C<text:span text:style-name="T1">achorro</text:span> <text:span text:style-name="T2">tem</text:span> nome, idade e raça </text:p>
        </text:list-item>
      </text:list>
      <text:p text:style-name="P1"/>
      <text:p text:style-name="P3">2º De acordo com o que foi implementado na questão anterior:</text:p>
      <text:p text:style-name="P3"/>
      <text:list xml:id="list1076982434" text:style-name="L2">
        <text:list-item>
          <text:p text:style-name="P5">Perceba que Humano e Cachorro tem atributos e metodos iguais, faça o devido uso de herança para esses casos iguais</text:p>
        </text:list-item>
        <text:list-item>
          <text:p text:style-name="P5">Crie uma classe chamada Movimento ondem todos os seus animais herdem dela </text:p>
        </text:list-item>
        <text:list-item>
          <text:p text:style-name="P5">Movimento terá os metodos baixo, cima, direita e esquerda</text:p>
        </text:list-item>
        <text:list-item>
          <text:p text:style-name="P5">Movimento tem as coordenadas X eY, o ato de se mover consiste em modificar as posições X e Y</text:p>
          <text:list>
            <text:list-item>
              <text:p text:style-name="P5">Diminuir o X para ir para esquerda</text:p>
            </text:list-item>
            <text:list-item>
              <text:p text:style-name="P5">Aumentar o X para ir para direita</text:p>
            </text:list-item>
            <text:list-item>
              <text:p text:style-name="P5">Diminuir o Y para ir para cima</text:p>
            </text:list-item>
            <text:list-item>
              <text:p text:style-name="P5">Aumentar o Y para ir para <text:span text:style-name="T3">baixo</text:span></text:p>
            </text:list-item>
          </text:list>
        </text:list-item>
      </text:list>
      <text:p text:style-name="P3"/>
      <text:p text:style-name="P6">3º Extra:</text:p>
      <text:p text:style-name="P6"/>
      <text:list xml:id="list4017532951" text:style-name="L3">
        <text:list-item>
          <text:p text:style-name="P7">Use o padrão de projeto MVC (model, view e controle)</text:p>
          <text:list>
            <text:list-item>
              <text:p text:style-name="P7">Model – Dados, regras de negocio, leitura e escrita de dados</text:p>
            </text:list-item>
            <text:list-item>
              <text:p text:style-name="P7">View – Telas, componentes graficos, etc</text:p>
            </text:list-item>
            <text:list-item>
              <text:p text:style-name="P7">Controle – Comunicação entre model e view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1S</meta:editing-duration>
    <meta:editing-cycles>5</meta:editing-cycles>
    <meta:generator>LibreOffice/5.3.3.2$Windows_X86_64 LibreOffice_project/3d9a8b4b4e538a85e0782bd6c2d430bafe583448</meta:generator>
    <dc:date>2019-03-20T18:55:14.803000000</dc:date>
    <meta:document-statistic meta:table-count="0" meta:image-count="0" meta:object-count="0" meta:page-count="1" meta:paragraph-count="22" meta:word-count="203" meta:character-count="1073" meta:non-whitespace-character-count="899"/>
    <meta:user-defined meta:name="Info 1"/>
    <meta:user-defined meta:name="Info 2"/>
    <meta:user-defined meta:name="Info 3"/>
    <meta:user-defined meta:name="Info 4"/>
  </office:meta>
</office:document-meta>
</file>